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in" fo:margin-right="0in" fo:orphans="2" fo:widows="2" fo:text-indent="0in" style:auto-text-indent="false"/>
      <style:text-properties style:font-name="Arial" officeooo:paragraph-rsid="0019e63e"/>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19e63e" style:font-size-asian="12pt" style:font-size-complex="12pt"/>
    </style:style>
    <style:style style:name="P5" style:family="paragraph" style:parent-style-name="Text_20_body">
      <style:paragraph-properties fo:margin-left="0in" fo:margin-right="0in" fo:orphans="2" fo:widows="2" fo:text-indent="0in" style:auto-text-indent="false"/>
      <style:text-properties style:font-name="Arial" officeooo:paragraph-rsid="0019e63e"/>
    </style:style>
    <style:style style:name="P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style:font-name="Arial"/>
    </style:style>
    <style:style style:name="T2" style:family="text">
      <style:text-properties style:font-name="Arial" officeooo:rsid="0019e63e"/>
    </style:style>
    <style:style style:name="T3" style:family="text">
      <style:text-properties officeooo:rsid="0019e63e"/>
    </style:style>
    <style:style style:name="T4" style:family="text">
      <style:text-properties fo:font-variant="normal" fo:text-transform="none" fo:color="#000000" fo:font-size="12pt" fo:letter-spacing="normal" fo:font-style="normal" fo:font-weight="normal" style:font-size-asian="12pt" style:font-size-complex="12pt"/>
    </style:style>
    <style:style style:name="T5" style:family="text">
      <style:text-properties fo:font-variant="normal" fo:text-transform="none" fo:color="#000000" style:font-name="Arial" fo:font-size="12pt" fo:letter-spacing="normal" fo:font-style="normal" fo:font-weight="normal" style:font-size-asian="12pt" style:font-size-complex="12pt"/>
    </style:style>
  </office:automatic-styles>
  <office:body>
    <office:text>
      <text:tracked-changes>
        <text:changed-region xml:id="ct2529962399296" text:id="ct2529962399296">
          <text:insertion>
            <office:change-info>
              <dc:creator>Unknown Author</dc:creator>
              <dc:date>2023-11-23T15:51:38.696000000</dc:date>
            </office:change-info>
          </text:insertion>
        </text:changed-region>
        <text:changed-region xml:id="ct2529962397136" text:id="ct2529962397136">
          <text:deletion>
            <office:change-info>
              <dc:creator>Unknown Author</dc:creator>
              <dc:date>2023-11-23T15:51:38.696000000</dc:date>
            </office:change-info>
            <text:p text:style-name="P6"><text:span text:style-name="T1">&lt;YEAR&gt; &lt;COPYRIGHT HOLDER</text:span></text:p>
          </text:deletion>
        </text:changed-region>
        <text:changed-region xml:id="ct2529962398816" text:id="ct2529962398816">
          <text:insertion>
            <office:change-info>
              <dc:creator>Unknown Author</dc:creator>
              <dc:date>2023-11-23T15:51:38.696000000</dc:date>
            </office:change-info>
          </text:insertion>
        </text:changed-region>
        <text:changed-region xml:id="ct2529980470720" text:id="ct2529980470720">
          <text:deletion>
            <office:change-info>
              <dc:creator>Unknown Author</dc:creator>
              <dc:date>2023-11-23T15:51:38.696000000</dc:date>
            </office:change-info>
            <text:p text:style-name="Standard"><text:span text:style-name="T1">hereby </text:span></text:p>
          </text:deletion>
        </text:changed-region>
        <text:changed-region xml:id="ct2529980469520" text:id="ct2529980469520">
          <text:deletion>
            <office:change-info>
              <dc:creator>Unknown Author</dc:creator>
              <dc:date>2023-11-23T15:51:38.696000000</dc:date>
            </office:change-info>
            <text:p text:style-name="Standard"><text:span text:style-name="T1">, free of charge, </text:span></text:p>
          </text:deletion>
        </text:changed-region>
        <text:changed-region xml:id="ct2529980468320" text:id="ct2529980468320">
          <text:insertion>
            <office:change-info>
              <dc:creator>Unknown Author</dc:creator>
              <dc:date>2023-11-23T15:53:07</dc:date>
            </office:change-info>
          </text:insertion>
        </text:changed-region>
        <text:changed-region xml:id="ct2529980467360" text:id="ct2529980467360">
          <text:deletion>
            <office:change-info>
              <dc:creator>Unknown Author</dc:creator>
              <dc:date>2023-11-23T15:51:38.696000000</dc:date>
            </office:change-info>
            <text:p text:style-name="Standard"><text:span text:style-name="T1">person obtaining a copy of this software and associated documentation files (the “Software”), to deal in the Software without restriction, including without limitation the rights </text:span></text:p>
          </text:deletion>
        </text:changed-region>
        <text:changed-region xml:id="ct2529980470240" text:id="ct2529980470240">
          <text:deletion>
            <office:change-info>
              <dc:creator>Unknown Author</dc:creator>
              <dc:date>2023-11-23T15:51:38.696000000</dc:date>
            </office:change-info>
            <text:p text:style-name="Standard"><text:span text:style-name="T1">, copy, modify, merge, publish, distribute, sublicense, and/or sell copies of the Software</text:span></text:p>
          </text:deletion>
        </text:changed-region>
        <text:changed-region xml:id="ct2530025950448" text:id="ct2530025950448">
          <text:insertion>
            <office:change-info>
              <dc:creator>Unknown Author</dc:creator>
              <dc:date>2023-11-23T15:53:43</dc:date>
            </office:change-info>
          </text:insertion>
        </text:changed-region>
        <text:changed-region xml:id="ct2529980470960" text:id="ct2529980470960">
          <text:insertion>
            <office:change-info>
              <dc:creator>Unknown Author</dc:creator>
              <dc:date>2023-11-23T15:54:00</dc:date>
            </office:change-info>
          </text:insertion>
        </text:changed-region>
        <text:changed-region xml:id="ct2530026881584" text:id="ct2530026881584">
          <text:deletion>
            <office:change-info>
              <dc:creator>Unknown Author</dc:creator>
              <dc:date>2023-11-23T15:55:08</dc:date>
            </office:change-info>
            <text:p text:style-name="Standard"><text:span text:style-name="T2">,</text:span></text:p>
          </text:deletion>
        </text:changed-region>
        <text:changed-region xml:id="ct2529980468800" text:id="ct2529980468800">
          <text:deletion>
            <office:change-info>
              <dc:creator>Unknown Author</dc:creator>
              <dc:date>2023-11-23T15:51:38.696000000</dc:date>
            </office:change-info>
            <text:p text:style-name="Standard"><text:span text:style-name="T2"><text:s/>and to permit persons to whom the Software is furnished to do so</text:span></text:p>
          </text:deletion>
        </text:changed-region>
        <text:changed-region xml:id="ct2530026882064" text:id="ct2530026882064">
          <text:insertion>
            <office:change-info>
              <dc:creator>Unknown Author</dc:creator>
              <dc:date>2023-11-23T15:55:15</dc:date>
            </office:change-info>
          </text:insertion>
        </text:changed-region>
        <text:changed-region xml:id="ct2529991410784" text:id="ct2529991410784">
          <text:deletion>
            <office:change-info>
              <dc:creator>Unknown Author</dc:creator>
              <dc:date>2023-11-23T15:51:38.696000000</dc:date>
            </office:change-info>
            <text:p text:style-name="Standard"><text:span text:style-name="T1">conditions:</text:span></text:p>
            <text:p text:style-name="Standard"><text:span text:style-name="T2"/></text:p>
          </text:deletion>
        </text:changed-region>
        <text:changed-region xml:id="ct2530026881344" text:id="ct2530026881344">
          <text:insertion>
            <office:change-info>
              <dc:creator>Unknown Author</dc:creator>
              <dc:date>2023-11-23T15:55:54</dc:date>
            </office:change-info>
          </text:insertion>
        </text:changed-region>
        <text:changed-region xml:id="ct2530026880384" text:id="ct2530026880384">
          <text:insertion>
            <office:change-info>
              <dc:creator>Unknown Author</dc:creator>
              <dc:date>2023-11-23T15:56:00</dc:date>
            </office:change-info>
          </text:insertion>
        </text:changed-region>
        <text:changed-region xml:id="ct2530026882544" text:id="ct2530026882544">
          <text:deletion>
            <office:change-info>
              <dc:creator>Unknown Author</dc:creator>
              <dc:date>2023-11-23T15:51:38.696000000</dc:date>
            </office:change-info>
            <text:p text:style-name="P5"><text:span text:style-name="T4"/></text:p>
            <text:p text:style-name="P1">The above copyright notice and this permission notice shall be included in all copies or substantial portions of the Software.</text:p>
            <text:p text:style-name="P1"/>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pyright <text:change-start text:change-id="ct2529962399296"/>(c) &lt;year&gt; &lt;copyright holders<text:change-end text:change-id="ct2529962399296"/><text:change text:change-id="ct2529962397136"/>&gt;</text:p>
      <text:p text:style-name="P3"><text:change-start text:change-id="ct2529962398816"/>This software is provided ‘as-is’, without any express or implied warranty. In no event will the authors be held liable for any damages arising from the use of this software.</text:p>
      <text:p text:style-name="Standard"><text:change-end text:change-id="ct2529962398816"/><text:span text:style-name="T1">Permission is </text:span><text:change text:change-id="ct2529980470720"/><text:span text:style-name="T1">granted</text:span><text:change text:change-id="ct2529980469520"/><text:span text:style-name="T1">to any</text:span><text:change-start text:change-id="ct2529980468320"/><text:span text:style-name="T2">one</text:span><text:change-end text:change-id="ct2529980468320"/><text:span text:style-name="T1"> </text:span><text:change text:change-id="ct2529980467360"/><text:span text:style-name="T1">to use</text:span><text:change text:change-id="ct2529980470240"/><text:change-start text:change-id="ct2530025950448"/><text:span text:style-name="T2">this software f</text:span><text:change-end text:change-id="ct2530025950448"/><text:change-start text:change-id="ct2529980470960"/><text:span text:style-name="T2">or any purpose, including commercial applications, and to alter it and redistribute it freely</text:span><text:change-end text:change-id="ct2529980470960"/><text:change text:change-id="ct2530026881584"/><text:change text:change-id="ct2529980468800"/><text:span text:style-name="T1">, subject to the following </text:span><text:change-start text:change-id="ct2530026882064"/><text:span text:style-name="T2">restrictions</text:span><text:change-end text:change-id="ct2530026882064"/><text:change text:change-id="ct2529991410784"/><text:change-start text:change-id="ct2530026881344"/></text:p>
      <text:p text:style-name="P4"><text:change-end text:change-id="ct2530026881344"/><text:change-start text:change-id="ct2530026880384"/>1. The origin of this software must not be misrepresented; you must not claim that you wrote the original software. If you use this software in a product, an acknowledgment in the product documentation would be appreciated but is not required.</text:p>
      <text:p text:style-name="P4">2. Altered source versions must be plainly marked as such, and must not be misrepresented as being the original software.</text:p>
      <text:p text:style-name="P5"><text:span text:style-name="T4">3. This notice may not be removed or altered from any source distribution.</text:span><text:change-end text:change-id="ct2530026880384"/><text:change text:change-id="ct253002688254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5:50:05.369000000</meta:creation-date>
    <dc:date>2023-11-23T15:56:54.478000000</dc:date>
    <meta:editing-duration>PT6M50S</meta:editing-duration>
    <meta:editing-cycles>2</meta:editing-cycles>
    <meta:generator>LibreOffice/6.3.4.2$Windows_X86_64 LibreOffice_project/60da17e045e08f1793c57c00ba83cdfce946d0aa</meta:generator>
    <meta:document-statistic meta:table-count="0" meta:image-count="0" meta:object-count="0" meta:page-count="1" meta:paragraph-count="6" meta:word-count="135" meta:character-count="836" meta:non-whitespace-character-count="707"/>
  </office:meta>
</office:document-meta>
</file>